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IXGeneral" svg:font-family="STIXGener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paragraph-properties fo:margin-top="0cm" fo:margin-bottom="0cm" loext:contextual-spacing="false"/>
    </style:style>
    <style:style style:name="T1" style:family="text">
      <style:text-properties style:font-name="STIXGeneral"/>
    </style:style>
    <style:style style:name="T2" style:family="text">
      <style:text-properties style:font-name="STIXGeneral" fo:font-style="italic"/>
    </style:style>
    <style:style style:name="T3" style:family="text">
      <style:text-properties style:font-name="STIXGeneral" fo:font-style="italic" fo:font-weight="bold"/>
    </style:style>
    <style:style style:name="T4" style:family="text">
      <style:text-properties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What is Database?</text:h>
      <text:p text:style-name="Text_20_body">A database is a separate application that stores a collection of data. Each database has one or more distinct APIs for creating, accessing, managing, searching and replicating the data it holds.</text:p>
      <text:p text:style-name="Text_20_body">Other kinds of data stores can be used, such as files on the file system or large hash tables in memory but data fetching and writing would not be so fast and easy with those types of systems.</text:p>
      <text:p text:style-name="Text_20_body">So nowadays, we use relational database management systems <text:bookmark text:name="MathJax-Element-1-Frame"/><text:bookmark text:name="MathJax-Span-1"/><text:bookmark text:name="MathJax-Span-2"/><text:bookmark text:name="MathJax-Span-3"/><text:span text:style-name="T2">R</text:span><text:bookmark text:name="MathJax-Span-4"/><text:span text:style-name="T2">D</text:span><text:bookmark text:name="MathJax-Span-5"/><text:span text:style-name="T2">B</text:span><text:bookmark text:name="MathJax-Span-6"/><text:span text:style-name="T2">M</text:span><text:bookmark text:name="MathJax-Span-7"/><text:span text:style-name="T2">S</text:span></text:p>
      <text:p text:style-name="Text_20_body">to store and manage huge volume of data. This is called relational database because all the data is stored into different tables and relations are established using primary keys or other keys known as foreign keys.</text:p>
      <text:p text:style-name="Text_20_body">A <text:span text:style-name="T4">Relational DataBase Management System </text:span><text:bookmark text:name="MathJax-Element-2-Frame"/><text:bookmark text:name="MathJax-Span-8"/><text:bookmark text:name="MathJax-Span-9"/><text:bookmark text:name="MathJax-Span-10"/><text:span text:style-name="T3">R</text:span><text:bookmark text:name="MathJax-Span-11"/><text:span text:style-name="T3">D</text:span><text:bookmark text:name="MathJax-Span-12"/><text:span text:style-name="T3">B</text:span><text:bookmark text:name="MathJax-Span-13"/><text:span text:style-name="T3">M</text:span><text:bookmark text:name="MathJax-Span-14"/><text:span text:style-name="T3">S</text:span></text:p>
      <text:p text:style-name="Text_20_body">is a software that:</text:p>
      <text:list xml:id="list6279878453625695834" text:style-name="L1">
        <text:list-item>
          <text:p text:style-name="P1">Enables you to implement a database with tables, columns and indexes.</text:p>
        </text:list-item>
        <text:list-item>
          <text:p text:style-name="P1">Guarantees the Referential Integrity between rows of various tables.</text:p>
        </text:list-item>
        <text:list-item>
          <text:p text:style-name="P1">Updates the indexes automatically.</text:p>
        </text:list-item>
        <text:list-item>
          <text:p text:style-name="P1">Interprets an SQL query and combines information from various tables.</text:p>
        </text:list-item>
      </text:list>
      <text:h text:style-name="Heading_20_2" text:outline-level="2">RDBMS Terminology:</text:h>
      <text:p text:style-name="Text_20_body">Before we proceed to explain MySQL database system, let's revise few definitions related to database.</text:p>
      <text:list xml:id="list5437392350825925168" text:style-name="L2">
        <text:list-item>
          <text:p text:style-name="P2"><text:span text:style-name="T4">Database:</text:span> A database is a collection of tables, with related data.</text:p>
        </text:list-item>
        <text:list-item>
          <text:p text:style-name="P2"><text:span text:style-name="T4">Table:</text:span> A table is a matrix with data. A table in a database looks like a simple spreadsheet.</text:p>
        </text:list-item>
        <text:list-item>
          <text:p text:style-name="P2"><text:span text:style-name="T4">Column:</text:span> One column <text:bookmark text:name="MathJax-Element-3-Frame"/><text:bookmark text:name="MathJax-Span-15"/><text:bookmark text:name="MathJax-Span-16"/><text:bookmark text:name="MathJax-Span-17"/><text:span text:style-name="T2">d</text:span><text:bookmark text:name="MathJax-Span-18"/><text:span text:style-name="T2">a</text:span><text:bookmark text:name="MathJax-Span-19"/><text:span text:style-name="T2">t</text:span><text:bookmark text:name="MathJax-Span-20"/><text:span text:style-name="T2">a</text:span><text:bookmark text:name="MathJax-Span-21"/><text:span text:style-name="T2">e</text:span><text:bookmark text:name="MathJax-Span-22"/><text:span text:style-name="T2">l</text:span><text:bookmark text:name="MathJax-Span-23"/><text:span text:style-name="T2">e</text:span><text:bookmark text:name="MathJax-Span-24"/><text:span text:style-name="T2">m</text:span><text:bookmark text:name="MathJax-Span-25"/><text:span text:style-name="T2">e</text:span><text:bookmark text:name="MathJax-Span-26"/><text:span text:style-name="T2">n</text:span><text:bookmark text:name="MathJax-Span-27"/><text:span text:style-name="T2">t</text:span></text:p>
        </text:list-item>
      </text:list>
      <text:list xml:id="list5493669218702580593" text:style-name="L3">
        <text:list-item>
          <text:p text:style-name="P3">contains data of one and the same kind, for example the column postcode.</text:p>
        </text:list-item>
      </text:list>
      <text:list xml:id="list8948918264743134454" text:style-name="L4">
        <text:list-item>
          <text:p text:style-name="P4"><text:span text:style-name="T4">Row:</text:span> A row <text:bookmark text:name="MathJax-Element-4-Frame"/><text:bookmark text:name="MathJax-Span-28"/><text:bookmark text:name="MathJax-Span-29"/><text:bookmark text:name="MathJax-Span-30"/><text:span text:style-name="T1">=</text:span><text:bookmark text:name="MathJax-Span-31"/><text:span text:style-name="T2">t</text:span><text:bookmark text:name="MathJax-Span-32"/><text:span text:style-name="T2">u</text:span><text:bookmark text:name="MathJax-Span-33"/><text:span text:style-name="T2">p</text:span><text:bookmark text:name="MathJax-Span-34"/><text:span text:style-name="T2">l</text:span><text:bookmark text:name="MathJax-Span-35"/><text:span text:style-name="T2">e</text:span><text:bookmark text:name="MathJax-Span-36"/><text:span text:style-name="T1">,</text:span><text:bookmark text:name="MathJax-Span-37"/><text:span text:style-name="T2">e</text:span><text:bookmark text:name="MathJax-Span-38"/><text:span text:style-name="T2">n</text:span><text:bookmark text:name="MathJax-Span-39"/><text:span text:style-name="T2">t</text:span><text:bookmark text:name="MathJax-Span-40"/><text:span text:style-name="T2">r</text:span><text:bookmark text:name="MathJax-Span-41"/><text:span text:style-name="T2">y</text:span><text:bookmark text:name="MathJax-Span-42"/><text:span text:style-name="T2">o</text:span><text:bookmark text:name="MathJax-Span-43"/><text:span text:style-name="T2">r</text:span><text:bookmark text:name="MathJax-Span-44"/><text:span text:style-name="T2">r</text:span><text:bookmark text:name="MathJax-Span-45"/><text:span text:style-name="T2">e</text:span><text:bookmark text:name="MathJax-Span-46"/><text:span text:style-name="T2">c</text:span><text:bookmark text:name="MathJax-Span-47"/><text:span text:style-name="T2">o</text:span><text:bookmark text:name="MathJax-Span-48"/><text:span text:style-name="T2">r</text:span><text:bookmark text:name="MathJax-Span-49"/><text:span text:style-name="T2">d</text:span></text:p>
        </text:list-item>
      </text:list>
      <text:list xml:id="list6777422318431166162" text:style-name="L5">
        <text:list-item>
          <text:p text:style-name="P5">is a group of related data, for example the data of one subscription.</text:p>
        </text:list-item>
      </text:list>
      <text:list xml:id="list7650771940931932419" text:style-name="L6">
        <text:list-item>
          <text:p text:style-name="P6"><text:span text:style-name="T4">Redundancy:</text:span> Storing data twice, redundantly to make the system faster.</text:p>
        </text:list-item>
      </text:list>
      <text:list xml:id="list7580607401951257956" text:style-name="L7">
        <text:list-item>
          <text:p text:style-name="P7"><text:span text:style-name="T4">Primary Key:</text:span> A primary key is unique. A key value can not occur twice in one table. With a key, you can find at most one row. </text:p>
        </text:list-item>
      </text:list>
      <text:list xml:id="list8680834164649119679" text:style-name="L8">
        <text:list-item>
          <text:p text:style-name="P8"><text:span text:style-name="T4">Foreign Key:</text:span> A foreign key is the linking pin between two tables.</text:p>
        </text:list-item>
      </text:list>
      <text:list xml:id="list1684349897673490298" text:style-name="L9">
        <text:list-item>
          <text:p text:style-name="P9"><text:span text:style-name="T4">Compound Key:</text:span> A compound key <text:bookmark text:name="MathJax-Element-5-Frame"/><text:bookmark text:name="MathJax-Span-50"/><text:bookmark text:name="MathJax-Span-51"/><text:bookmark text:name="MathJax-Span-52"/><text:span text:style-name="T2">c</text:span><text:bookmark text:name="MathJax-Span-53"/><text:span text:style-name="T2">o</text:span><text:bookmark text:name="MathJax-Span-54"/><text:span text:style-name="T2">m</text:span><text:bookmark text:name="MathJax-Span-55"/><text:span text:style-name="T2">p</text:span><text:bookmark text:name="MathJax-Span-56"/><text:span text:style-name="T2">o</text:span><text:bookmark text:name="MathJax-Span-57"/><text:span text:style-name="T2">s</text:span><text:bookmark text:name="MathJax-Span-58"/><text:span text:style-name="T2">i</text:span><text:bookmark text:name="MathJax-Span-59"/><text:span text:style-name="T2">t</text:span><text:bookmark text:name="MathJax-Span-60"/><text:span text:style-name="T2">e</text:span><text:bookmark text:name="MathJax-Span-61"/><text:span text:style-name="T2">k</text:span><text:bookmark text:name="MathJax-Span-62"/><text:span text:style-name="T2">e</text:span><text:bookmark text:name="MathJax-Span-63"/><text:span text:style-name="T2">y</text:span></text:p>
        </text:list-item>
      </text:list>
      <text:list xml:id="list5228344660711132548" text:style-name="L10">
        <text:list-item>
          <text:p text:style-name="P10">is a key that consists of multiple columns, because one column is not sufficiently unique.</text:p>
        </text:list-item>
        <text:list-item>
          <text:p text:style-name="P10"><text:soft-page-break/><text:span text:style-name="T4">Index:</text:span> An index in a database resembles an index at the back of a book.</text:p>
        </text:list-item>
        <text:list-item>
          <text:p text:style-name="P10"><text:span text:style-name="T4">Referential Integrity:</text:span> Referential Integrity makes sure that a foreign key value always points to an existing row.</text:p>
        </text:list-item>
      </text:list>
      <text:h text:style-name="Heading_20_2" text:outline-level="2">MySQL Database:</text:h>
      <text:p text:style-name="Text_20_body">MySQL is a fast, easy-to-use RDBMS being used for many small and big businesses. MySQL is developed, marketed, and supported by MySQL AB, which is a Swedish company. MySQL is becoming so popular because of many good reasons:</text:p>
      <text:list xml:id="list5094289585422466523" text:style-name="L11">
        <text:list-item>
          <text:p text:style-name="P11">MySQL is released under an open-source license. So you have nothing to pay to use it.</text:p>
        </text:list-item>
        <text:list-item>
          <text:p text:style-name="P11">MySQL is a very powerful program in its own right. It handles a large subset of the functionality of the most expensive and powerful database packages.</text:p>
        </text:list-item>
        <text:list-item>
          <text:p text:style-name="P11">MySQL uses a standard form of the well-known SQL data language.</text:p>
        </text:list-item>
        <text:list-item>
          <text:p text:style-name="P11">MySQL works on many operating systems and with many languages including PHP, PERL, C, C++, JAVA, etc.</text:p>
        </text:list-item>
        <text:list-item>
          <text:p text:style-name="P11">MySQL works very quickly and works well even with large data sets.</text:p>
        </text:list-item>
        <text:list-item>
          <text:p text:style-name="P11">MySQL is very friendly to PHP, the most appreciated language for web development.</text:p>
        </text:list-item>
        <text:list-item>
          <text:p text:style-name="P11">MySQL supports large databases, up to 50 million rows or more in a table. The default file size limit for a table is 4GB, but you can increase this <text:bookmark text:name="MathJax-Element-6-Frame"/><text:bookmark text:name="MathJax-Span-64"/><text:bookmark text:name="MathJax-Span-65"/><text:bookmark text:name="MathJax-Span-66"/><text:span text:style-name="T2">i</text:span><text:bookmark text:name="MathJax-Span-67"/><text:span text:style-name="T2">f</text:span><text:bookmark text:name="MathJax-Span-68"/><text:span text:style-name="T2">y</text:span><text:bookmark text:name="MathJax-Span-69"/><text:span text:style-name="T2">o</text:span><text:bookmark text:name="MathJax-Span-70"/><text:span text:style-name="T2">u</text:span><text:bookmark text:name="MathJax-Span-71"/><text:span text:style-name="T2">r</text:span><text:bookmark text:name="MathJax-Span-72"/><text:span text:style-name="T2">o</text:span><text:bookmark text:name="MathJax-Span-73"/><text:span text:style-name="T2">p</text:span><text:bookmark text:name="MathJax-Span-74"/><text:span text:style-name="T2">e</text:span><text:bookmark text:name="MathJax-Span-75"/><text:span text:style-name="T2">r</text:span><text:bookmark text:name="MathJax-Span-76"/><text:span text:style-name="T2">a</text:span><text:bookmark text:name="MathJax-Span-77"/><text:span text:style-name="T2">t</text:span><text:bookmark text:name="MathJax-Span-78"/><text:span text:style-name="T2">i</text:span><text:bookmark text:name="MathJax-Span-79"/><text:span text:style-name="T2">n</text:span><text:bookmark text:name="MathJax-Span-80"/><text:span text:style-name="T2">g</text:span><text:bookmark text:name="MathJax-Span-81"/><text:span text:style-name="T2">s</text:span><text:bookmark text:name="MathJax-Span-82"/><text:span text:style-name="T2">y</text:span><text:bookmark text:name="MathJax-Span-83"/><text:span text:style-name="T2">s</text:span><text:bookmark text:name="MathJax-Span-84"/><text:span text:style-name="T2">t</text:span><text:bookmark text:name="MathJax-Span-85"/><text:span text:style-name="T2">e</text:span><text:bookmark text:name="MathJax-Span-86"/><text:span text:style-name="T2">m</text:span><text:bookmark text:name="MathJax-Span-87"/><text:span text:style-name="T2">c</text:span><text:bookmark text:name="MathJax-Span-88"/><text:span text:style-name="T2">a</text:span><text:bookmark text:name="MathJax-Span-89"/><text:span text:style-name="T2">n</text:span><text:bookmark text:name="MathJax-Span-90"/><text:span text:style-name="T2">h</text:span><text:bookmark text:name="MathJax-Span-91"/><text:span text:style-name="T2">a</text:span><text:bookmark text:name="MathJax-Span-92"/><text:span text:style-name="T2">n</text:span><text:bookmark text:name="MathJax-Span-93"/><text:span text:style-name="T2">d</text:span><text:bookmark text:name="MathJax-Span-94"/><text:span text:style-name="T2">l</text:span><text:bookmark text:name="MathJax-Span-95"/><text:span text:style-name="T2">e</text:span><text:bookmark text:name="MathJax-Span-96"/><text:span text:style-name="T2">i</text:span><text:bookmark text:name="MathJax-Span-97"/><text:span text:style-name="T2">t</text:span></text:p>
        </text:list-item>
      </text:list>
      <text:p text:style-name="P14">to a theoretical limit of 8 million terabytes <text:bookmark text:name="MathJax-Element-7-Frame"/><text:bookmark text:name="MathJax-Span-98"/><text:bookmark text:name="MathJax-Span-99"/><text:bookmark text:name="MathJax-Span-100"/><text:span text:style-name="T2">T</text:span><text:bookmark text:name="MathJax-Span-101"/><text:span text:style-name="T2">B</text:span></text:p>
      <text:list xml:id="list524335210786559805" text:style-name="L12">
        <text:list-item>
          <text:p text:style-name="P12">.</text:p>
        </text:list-item>
      </text:list>
      <text:list xml:id="list366745892659395323" text:style-name="L13">
        <text:list-item>
          <text:p text:style-name="P13">MySQL is customizable. The open-source GPL license allows programmers to modify the MySQL software to fit their own specific environment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IXGeneral" svg:font-family="STIXGener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6T17:34:49.751472581</meta:creation-date>
    <dc:date>2017-03-06T17:35:23.808718059</dc:date>
    <meta:editing-duration>PT34S</meta:editing-duration>
    <meta:editing-cycles>1</meta:editing-cycles>
    <meta:generator>LibreOffice/5.1.6.2$Linux_X86_64 LibreOffice_project/10m0$Build-2</meta:generator>
    <meta:document-statistic meta:table-count="0" meta:image-count="0" meta:object-count="0" meta:page-count="2" meta:paragraph-count="38" meta:word-count="564" meta:character-count="3220" meta:non-whitespace-character-count="2719"/>
  </office:meta>
</office:document-meta>
</file>